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65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650033045058" table:style-name="ta1">
        <table:shapes>
          <draw:frame draw:z-index="0" draw:style-name="gr1" draw:text-style-name="P1" svg:width="15.994cm" svg:height="9.005cm" svg:x="15.089cm" svg:y="6.348cm">
            <draw:object draw:notify-on-update-of-ranges="'1650033045058'.D2:'1650033045058'.D2 '1650033045058'.E2:'1650033045058'.E2 '1650033045058'.E3:'1650033045058'.E3 '1650033045058'.E4:'1650033045058'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stringvsstringbuffervsstringbuilder.BenchmarksToString.stringBuffer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7.744199" calcext:value-type="float">
            <text:p>17,744199</text:p>
          </table:table-cell>
          <table:table-cell office:value-type="float" office:value="0.208501" calcext:value-type="float">
            <text:p>0,20850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stringvsstringbuffervsstringbuilder.BenchmarksToString.stringBuilder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8.250002" calcext:value-type="float">
            <text:p>18,250002</text:p>
          </table:table-cell>
          <table:table-cell office:value-type="float" office:value="0.267876" calcext:value-type="float">
            <text:p>0,267876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stringvsstringbuffervsstringbuilder.BenchmarksToString.stringClass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.843418" calcext:value-type="float">
            <text:p>1,843418</text:p>
          </table:table-cell>
          <table:table-cell office:value-type="float" office:value="0.010478" calcext:value-type="float">
            <text:p>0,010478</text:p>
          </table:table-cell>
          <table:table-cell office:value-type="string" calcext:value-type="string">
            <text:p>ns/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5T16:46:50.785000000</dc:date>
    <dc:creator>Jens Uwe Jaeggle</dc:creator>
    <meta:editing-duration>PT2M32S</meta:editing-duration>
    <meta:editing-cycles>1</meta:editing-cycles>
    <meta:document-statistic meta:table-count="1" meta:cell-count="28" meta:object-count="1"/>
    <meta:generator>LibreOffice/7.2.6.2$Windows_X86_64 LibreOffice_project/b0ec3a565991f7569a5a7f5d24fed7f52653d75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legend chart:legend-position="end" svg:x="13.388cm" svg:y="3.706cm" style:legend-expansion="high" chart:style-name="ch2"/>
        <chart:plot-area chart:style-name="ch3" table:cell-range-address="'1650033045058'.D2:'1650033045058'.E2 '1650033045058'.E3:'1650033045058'.E4" chart:data-source-has-labels="both" svg:x="1.33cm" svg:y="0.18cm" svg:width="11.739cm" svg:height="7.665cm">
          <chart:coordinate-region svg:x="1.951cm" svg:y="0.379cm" svg:width="11.118cm" svg:height="6.819cm"/>
          <chart:axis chart:dimension="x" chart:name="primary-x" chart:style-name="ch4" chartooo:axis-type="auto">
            <chartooo:date-scale/>
            <chart:title svg:x="6.189cm" svg:y="8.025cm" chart:style-name="ch5">
              <text:p>X-Achsentitel</text:p>
            </chart:title>
            <chart:categories table:cell-range-address="'1650033045058'.D2:'1650033045058'.D2"/>
          </chart:axis>
          <chart:axis chart:dimension="y" chart:name="primary-y" chart:style-name="ch6">
            <chart:title svg:x="0.451cm" svg:y="4.546cm" chart:style-name="ch7">
              <text:p>ns / op</text:p>
            </chart:title>
            <chart:grid chart:style-name="ch8" chart:class="major"/>
          </chart:axis>
          <chart:series chart:style-name="ch9" chart:values-cell-range-address="'1650033045058'.E2:'1650033045058'.E2" loext:label-string="stringbuffer" chart:class="chart:bar">
            <chart:data-point/>
          </chart:series>
          <chart:series chart:style-name="ch10" chart:values-cell-range-address="'1650033045058'.E3:'1650033045058'.E3" loext:label-string="stringbuilder" chart:class="chart:bar">
            <chart:data-point/>
          </chart:series>
          <chart:series chart:style-name="ch11" chart:values-cell-range-address="'1650033045058'.E4:'1650033045058'.E4" loext:label-string="string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buffer</text:p>
              </table:table-cell>
              <table:table-cell office:value-type="string">
                <text:p>stringbuilder</text:p>
              </table:table-cell>
              <table:table-cell office:value-type="string">
                <text:p>string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'1650033045058'.D2:'1650033045058'.D2</svg:desc>
                </draw:g>
              </table:table-cell>
              <table:table-cell office:value-type="float" office:value="17.744199">
                <text:p>17.744199</text:p>
                <draw:g>
                  <svg:desc>'1650033045058'.E2:'1650033045058'.E2</svg:desc>
                </draw:g>
              </table:table-cell>
              <table:table-cell office:value-type="float" office:value="18.250002">
                <text:p>18.250002</text:p>
                <draw:g>
                  <svg:desc>'1650033045058'.E3:'1650033045058'.E3</svg:desc>
                </draw:g>
              </table:table-cell>
              <table:table-cell office:value-type="float" office:value="1.843418">
                <text:p>1.843418</text:p>
                <draw:g>
                  <svg:desc>'1650033045058'.E4:'1650033045058'.E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